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39330" officeooo:paragraph-rsid="00139330"/>
    </style:style>
    <style:style style:name="P2" style:family="paragraph" style:parent-style-name="Standard">
      <style:paragraph-properties fo:line-height="150%"/>
      <style:text-properties style:font-name="Arial" officeooo:rsid="00139330" officeooo:paragraph-rsid="00139330"/>
    </style:style>
    <style:style style:name="P3" style:family="paragraph" style:parent-style-name="Standard">
      <style:paragraph-properties fo:line-height="150%"/>
      <style:text-properties style:font-name="Arial" officeooo:rsid="00145fde" officeooo:paragraph-rsid="00145fde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16e5f2" officeooo:paragraph-rsid="0016e5f2"/>
    </style:style>
    <style:style style:name="P5" style:family="paragraph" style:parent-style-name="Standard">
      <style:text-properties officeooo:rsid="00145fde" officeooo:paragraph-rsid="00145fde"/>
    </style:style>
    <style:style style:name="P6" style:family="paragraph" style:parent-style-name="Standard">
      <style:text-properties officeooo:rsid="0015b731" officeooo:paragraph-rsid="0015b731"/>
    </style:style>
    <style:style style:name="P7" style:family="paragraph" style:parent-style-name="Standard" style:master-page-name="">
      <style:paragraph-properties fo:margin-left="0in" fo:margin-right="0in" fo:text-indent="0.5in" style:auto-text-indent="false" style:page-number="auto"/>
      <style:text-properties style:font-name="Arial" officeooo:rsid="0015c6af" officeooo:paragraph-rsid="0015c6af"/>
    </style:style>
    <style:style style:name="P8" style:family="paragraph" style:parent-style-name="Standard" style:master-page-name="">
      <style:paragraph-properties fo:margin-left="0in" fo:margin-right="0in" fo:line-height="150%" fo:text-indent="0.5in" style:auto-text-indent="false" style:page-number="auto"/>
      <style:text-properties style:font-name="Arial" officeooo:rsid="00139330" officeooo:paragraph-rsid="00139330"/>
    </style:style>
    <style:style style:name="P9" style:family="paragraph" style:parent-style-name="Standard" style:master-page-name="">
      <style:paragraph-properties fo:margin-left="0in" fo:margin-right="0in" fo:line-height="150%" fo:text-indent="0.5in" style:auto-text-indent="false" style:page-number="auto"/>
      <style:text-properties style:font-name="Arial" officeooo:rsid="00139330" officeooo:paragraph-rsid="00145fde"/>
    </style:style>
    <style:style style:name="P10" style:family="paragraph" style:parent-style-name="Standard">
      <style:paragraph-properties fo:margin-left="0in" fo:margin-right="0in" fo:line-height="150%" fo:text-indent="0.5in" style:auto-text-indent="false"/>
      <style:text-properties style:font-name="Arial" officeooo:rsid="00139330" officeooo:paragraph-rsid="00139330"/>
    </style:style>
    <style:style style:name="P11" style:family="paragraph" style:parent-style-name="Standard">
      <style:paragraph-properties fo:margin-left="0in" fo:margin-right="0in" fo:text-align="center" style:justify-single-word="false" fo:text-indent="0.5in" style:auto-text-indent="false"/>
      <style:text-properties style:font-name="Arial" officeooo:rsid="00139330" officeooo:paragraph-rsid="00139330"/>
    </style:style>
    <style:style style:name="P12" style:family="paragraph" style:parent-style-name="Standard">
      <style:paragraph-properties fo:margin-left="0in" fo:margin-right="0in" fo:text-indent="0.5in" style:auto-text-indent="false"/>
      <style:text-properties style:font-name="Arial" officeooo:rsid="0015b731" officeooo:paragraph-rsid="0015b731"/>
    </style:style>
    <style:style style:name="P13" style:family="paragraph" style:parent-style-name="Standard">
      <style:paragraph-properties fo:margin-left="0in" fo:margin-right="0in" fo:text-align="start" style:justify-single-word="false" fo:text-indent="0.5in" style:auto-text-indent="false"/>
      <style:text-properties style:font-name="Arial" officeooo:rsid="0015b731" officeooo:paragraph-rsid="0015b731"/>
    </style:style>
    <style:style style:name="P14" style:family="paragraph" style:parent-style-name="Standard">
      <style:paragraph-properties fo:margin-left="0in" fo:margin-right="0in" fo:text-align="start" style:justify-single-word="false" fo:text-indent="0.5in" style:auto-text-indent="false"/>
      <style:text-properties style:font-name="Arial" officeooo:rsid="0015c6af" officeooo:paragraph-rsid="0015c6af"/>
    </style:style>
    <style:style style:name="P15" style:family="paragraph" style:parent-style-name="Standard">
      <style:paragraph-properties fo:margin-left="0in" fo:margin-right="0in" fo:text-align="center" style:justify-single-word="false" fo:text-indent="0.5in" style:auto-text-indent="false"/>
      <style:text-properties style:font-name="Arial" officeooo:rsid="0015c6af" officeooo:paragraph-rsid="0015c6af"/>
    </style:style>
    <style:style style:name="P16" style:family="paragraph" style:parent-style-name="Standard">
      <style:paragraph-properties fo:margin-left="0in" fo:margin-right="0in" fo:text-indent="0.5in" style:auto-text-indent="false"/>
      <style:text-properties style:font-name="Arial" officeooo:rsid="0015c6af" officeooo:paragraph-rsid="0015c6af"/>
    </style:style>
    <style:style style:name="P17" style:family="paragraph" style:parent-style-name="Standard">
      <style:paragraph-properties fo:margin-left="0in" fo:margin-right="0in" fo:text-align="center" style:justify-single-word="false" fo:text-indent="0.5in" style:auto-text-indent="false"/>
      <style:text-properties style:font-name="Arial" fo:font-weight="bold" officeooo:rsid="0015c6af" officeooo:paragraph-rsid="0015c6af" style:font-weight-asian="bold" style:font-weight-complex="bold"/>
    </style:style>
    <style:style style:name="P18" style:family="paragraph" style:parent-style-name="Standard">
      <style:paragraph-properties fo:margin-left="0in" fo:margin-right="0in" fo:text-align="center" style:justify-single-word="false" fo:text-indent="0.5in" style:auto-text-indent="false"/>
      <style:text-properties style:font-name="Arial" fo:font-weight="bold" officeooo:rsid="0015b731" officeooo:paragraph-rsid="0015b731" style:font-weight-asian="bold" style:font-weight-complex="bold"/>
    </style:style>
    <style:style style:name="P19" style:family="paragraph" style:parent-style-name="Standard">
      <style:paragraph-properties fo:margin-left="0in" fo:margin-right="0in" fo:text-align="center" style:justify-single-word="false" fo:text-indent="0.5in" style:auto-text-indent="false"/>
      <style:text-properties style:font-name="Arial" fo:font-weight="bold" officeooo:rsid="0016e5f2" officeooo:paragraph-rsid="0016e5f2" style:font-weight-asian="bold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.5in" style:auto-text-indent="false"/>
      <style:text-properties style:font-name="Arial" fo:font-weight="bold" officeooo:rsid="0016e5f2" officeooo:paragraph-rsid="0016e5f2" style:font-weight-asian="bold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.5in" style:auto-text-indent="false"/>
      <style:text-properties style:font-name="Arial" officeooo:rsid="001664d5" officeooo:paragraph-rsid="001664d5"/>
    </style:style>
    <style:style style:name="P22" style:family="paragraph" style:parent-style-name="Standard">
      <style:paragraph-properties fo:margin-left="0in" fo:margin-right="0in" fo:text-align="start" style:justify-single-word="false" fo:text-indent="0.5in" style:auto-text-indent="false"/>
      <style:text-properties style:font-name="Arial" officeooo:rsid="0016e5f2" officeooo:paragraph-rsid="0016e5f2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officeooo:rsid="001664d5" officeooo:paragraph-rsid="001664d5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officeooo:rsid="001664d5" officeooo:paragraph-rsid="0016e5f2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officeooo:rsid="0016e5f2" officeooo:paragraph-rsid="0016e5f2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Arial" officeooo:rsid="0016e5f2" officeooo:paragraph-rsid="0016e5f2"/>
    </style:style>
    <style:style style:name="P27" style:family="paragraph" style:parent-style-name="Standard" style:list-style-name="L3">
      <style:paragraph-properties fo:line-height="150%"/>
      <style:text-properties style:font-name="Arial" officeooo:rsid="00139330" officeooo:paragraph-rsid="00145fde"/>
    </style:style>
    <style:style style:name="P28" style:family="paragraph" style:parent-style-name="Standard" style:list-style-name="L4">
      <style:paragraph-properties fo:line-height="150%"/>
      <style:text-properties style:font-name="Arial" officeooo:rsid="0014511f" officeooo:paragraph-rsid="0014511f"/>
    </style:style>
    <style:style style:name="P29" style:family="paragraph" style:parent-style-name="Standard" style:list-style-name="L4">
      <style:paragraph-properties fo:line-height="150%"/>
      <style:text-properties style:font-name="Arial" officeooo:rsid="00145fde" officeooo:paragraph-rsid="00145fde"/>
    </style:style>
    <style:style style:name="P30" style:family="paragraph" style:parent-style-name="Standard" style:list-style-name="L5">
      <style:paragraph-properties fo:line-height="150%"/>
      <style:text-properties style:font-name="Arial" officeooo:rsid="00145fde" officeooo:paragraph-rsid="00145fde"/>
    </style:style>
    <style:style style:name="P31" style:family="paragraph" style:parent-style-name="Standard">
      <style:text-properties style:font-name="Arial" officeooo:rsid="00145fde" officeooo:paragraph-rsid="00145fde"/>
    </style:style>
    <style:style style:name="P32" style:family="paragraph" style:parent-style-name="Standard" style:list-style-name="L5">
      <style:paragraph-properties fo:line-height="150%"/>
      <style:text-properties style:font-name="Arial" officeooo:rsid="0015b731" officeooo:paragraph-rsid="0015b731"/>
    </style:style>
    <style:style style:name="P33" style:family="paragraph" style:parent-style-name="Standard">
      <style:paragraph-properties fo:line-height="150%"/>
      <style:text-properties style:font-name="Arial" officeooo:rsid="0019b5da" officeooo:paragraph-rsid="0018e298"/>
    </style:style>
    <style:style style:name="P34" style:family="paragraph" style:parent-style-name="Standard" style:list-style-name="L7">
      <style:paragraph-properties fo:line-height="150%"/>
      <style:text-properties style:font-name="Arial" officeooo:rsid="001a3306" officeooo:paragraph-rsid="001a3306"/>
    </style:style>
    <style:style style:name="P35" style:family="paragraph" style:parent-style-name="Standard" style:list-style-name="L7">
      <style:paragraph-properties fo:line-height="150%"/>
      <style:text-properties style:font-name="Arial" officeooo:rsid="001cc680" officeooo:paragraph-rsid="001cc680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Arial" officeooo:rsid="001db042" officeooo:paragraph-rsid="001db042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Arial" officeooo:rsid="001db042" officeooo:paragraph-rsid="001db042"/>
    </style:style>
    <style:style style:name="P38" style:family="paragraph" style:parent-style-name="Standard" style:list-style-name="L5">
      <style:paragraph-properties fo:line-height="150%"/>
      <style:text-properties officeooo:paragraph-rsid="00145fde"/>
    </style:style>
    <style:style style:name="P39" style:family="paragraph" style:parent-style-name="Standard" style:list-style-name="L6">
      <style:paragraph-properties fo:line-height="150%"/>
      <style:text-properties officeooo:rsid="0018e298" officeooo:paragraph-rsid="0018e298"/>
    </style:style>
    <style:style style:name="P40" style:family="paragraph" style:parent-style-name="Standard">
      <style:paragraph-properties fo:line-height="150%"/>
      <style:text-properties officeooo:rsid="0018e298" officeooo:paragraph-rsid="0018e298"/>
    </style:style>
    <style:style style:name="P41" style:family="paragraph" style:parent-style-name="Standard">
      <style:text-properties officeooo:rsid="001a3306" officeooo:paragraph-rsid="001a3306"/>
    </style:style>
    <style:style style:name="P42" style:family="paragraph" style:parent-style-name="Standard">
      <style:paragraph-properties fo:line-height="150%"/>
      <style:text-properties officeooo:rsid="001a3306" officeooo:paragraph-rsid="001a3306"/>
    </style:style>
    <style:style style:name="P43" style:family="paragraph" style:parent-style-name="Standard" style:list-style-name="L7">
      <style:paragraph-properties fo:line-height="150%"/>
      <style:text-properties officeooo:rsid="001a3306" officeooo:paragraph-rsid="001a3306"/>
    </style:style>
    <style:style style:name="P44" style:family="paragraph" style:parent-style-name="Standard">
      <style:text-properties officeooo:rsid="0015b731" officeooo:paragraph-rsid="0015b731"/>
    </style:style>
    <style:style style:name="P45" style:family="paragraph" style:parent-style-name="Standard">
      <style:text-properties officeooo:rsid="001cc680" officeooo:paragraph-rsid="001cc680"/>
    </style:style>
    <style:style style:name="P46" style:family="paragraph" style:parent-style-name="Standard" style:list-style-name="L8">
      <style:text-properties officeooo:rsid="001cc680" officeooo:paragraph-rsid="001cc680"/>
    </style:style>
    <style:style style:name="P47" style:family="paragraph" style:parent-style-name="Standard" style:list-style-name="L8">
      <style:text-properties officeooo:paragraph-rsid="001cc680"/>
    </style:style>
    <style:style style:name="P48" style:family="paragraph" style:parent-style-name="Standard" style:list-style-name="L8">
      <style:text-properties officeooo:rsid="001db042" officeooo:paragraph-rsid="001db042"/>
    </style:style>
    <style:style style:name="P49" style:family="paragraph" style:parent-style-name="Standard">
      <style:text-properties officeooo:rsid="001db042" officeooo:paragraph-rsid="001db042"/>
    </style:style>
    <style:style style:name="P50" style:family="paragraph" style:parent-style-name="Standard" style:list-style-name="L9">
      <style:text-properties officeooo:rsid="001db042" officeooo:paragraph-rsid="001db042"/>
    </style:style>
    <style:style style:name="P51" style:family="paragraph" style:parent-style-name="Standard" style:list-style-name="L10">
      <style:text-properties officeooo:rsid="001db042" officeooo:paragraph-rsid="001db042"/>
    </style:style>
    <style:style style:name="P52" style:family="paragraph" style:parent-style-name="Standard" style:list-style-name="L9">
      <style:text-properties officeooo:paragraph-rsid="001db042"/>
    </style:style>
    <style:style style:name="P53" style:family="paragraph" style:parent-style-name="Standard">
      <style:paragraph-properties fo:margin-left="0in" fo:margin-right="0in" fo:text-align="start" style:justify-single-word="false" fo:text-indent="0.5in" style:auto-text-indent="false"/>
      <style:text-properties style:font-name="Arial" officeooo:rsid="001db042" officeooo:paragraph-rsid="001db042"/>
    </style:style>
    <style:style style:name="T1" style:family="text">
      <style:text-properties officeooo:rsid="00145fde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style:font-name="Arial"/>
    </style:style>
    <style:style style:name="T4" style:family="text">
      <style:text-properties style:font-name="Arial" officeooo:rsid="00145fde"/>
    </style:style>
    <style:style style:name="T5" style:family="text">
      <style:text-properties style:font-name="Arial" officeooo:rsid="0019b5da"/>
    </style:style>
    <style:style style:name="T6" style:family="text">
      <style:text-properties style:font-name="Arial" officeooo:rsid="001b4413"/>
    </style:style>
    <style:style style:name="T7" style:family="text">
      <style:text-properties style:font-name="Arial" officeooo:rsid="001cc680"/>
    </style:style>
    <style:style style:name="T8" style:family="text">
      <style:text-properties officeooo:rsid="0016e5f2"/>
    </style:style>
    <style:style style:name="T9" style:family="text">
      <style:text-properties officeooo:rsid="0018e298"/>
    </style:style>
    <style:style style:name="T10" style:family="text">
      <style:text-properties officeooo:rsid="001cc680"/>
    </style:style>
    <style:style style:name="T11" style:family="text">
      <style:text-properties officeooo:rsid="001db0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Пример <text:a xlink:type="simple" xlink:href="http://www.fms.gov.ru/upload/iblock/29f/gismu.pdf" text:style-name="Internet_20_link">http://www.fms.gov.ru/upload/iblock/29f/gismu.pdf</text:a></text:p>
      <text:p text:style-name="P16"/>
      <text:p text:style-name="P16"/>
      <text:p text:style-name="P12">Разработка информационной системы по подбору персонал<text:span text:style-name="T9">а “Эй, ты!”</text:span></text:p>
      <text:p text:style-name="P12"/>
      <text:p text:style-name="P12"/>
      <text:p text:style-name="P18">Общие сведения</text:p>
      <text:p text:style-name="P13"/>
      <text:p text:style-name="P13"/>
      <text:p text:style-name="P14">Настоящее Техническое задание на создание </text:p>
      <text:p text:style-name="P14"/>
      <text:p text:style-name="P17">Полное наименование и условное обозначение системы</text:p>
      <text:p text:style-name="P14"/>
      <text:p text:style-name="P14">Полное наименование системы: “Информационная система по автоматизации подбора персонала”</text:p>
      <text:p text:style-name="P14"/>
      <text:p text:style-name="P17">Краткое наименование</text:p>
      <text:p text:style-name="P14"/>
      <text:p text:style-name="P14">Краткое наименование системы: “ИС АПП”.</text:p>
      <text:p text:style-name="P14"/>
      <text:p text:style-name="P17">Наименование заказчика и исполнителя, их реквизиты</text:p>
      <text:p text:style-name="P14"/>
      <text:p text:style-name="P14">Наименование заказчика</text:p>
      <text:p text:style-name="P14"/>
      <text:p text:style-name="P14">Региональное Информационное Агенство “Восточная столица”</text:p>
      <text:p text:style-name="P14"/>
      <text:p text:style-name="P17">Наименование исполнителя</text:p>
      <text:p text:style-name="P14"/>
      <text:p text:style-name="P14">Lukyanov RobotX, Tolstolytko CoinsON</text:p>
      <text:p text:style-name="P14"/>
      <text:p text:style-name="P17"/>
      <text:p text:style-name="P17">Основание для разработки</text:p>
      <text:p text:style-name="P14"/>
      <text:p text:style-name="P14"/>
      <text:p text:style-name="P17">Назначение и цели системы</text:p>
      <text:p text:style-name="P14"/>
      <text:p text:style-name="P15">Назначение системы</text:p>
      <text:p text:style-name="P14"/>
      <text:p text:style-name="P14">Функциональное назначение</text:p>
      <text:p text:style-name="P14"/>
      <text:p text:style-name="P14">ИС АПП предназначена для автоматизации основной деятельности HR-отдела РИА “Восточная столица”, обеспечивающей информационную поддержку большинства решаемых в этом отделе задач по работе с рекрутами и работниками компании.</text:p>
      <text:p text:style-name="P14"/>
      <text:p text:style-name="P21">Эксплуатационное назначение</text:p>
      <text:p text:style-name="P21"/>
      <text:p text:style-name="P21">При создании ИС АПП должны быть решены следующие задачи:</text:p>
      <text:p text:style-name="P21"/>
      <text:list xml:id="list2764503153396040117" text:style-name="L1">
        <text:list-item>
          <text:p text:style-name="P23">Работа с информацией о соискателях</text:p>
        </text:list-item>
        <text:list-item>
          <text:p text:style-name="P23">Поиск соискателей</text:p>
        </text:list-item>
        <text:list-item>
          <text:p text:style-name="P23">Планирование событий</text:p>
        </text:list-item>
        <text:list-item>
          <text:p text:style-name="P23"><text:soft-page-break/>История действий </text:p>
        </text:list-item>
        <text:list-item>
          <text:p text:style-name="P23">Рассылка писем соискателям</text:p>
        </text:list-item>
        <text:list-item>
          <text:p text:style-name="P23">Статистика и аналитика данных</text:p>
        </text:list-item>
        <text:list-item>
          <text:p text:style-name="P23">Сбор данных из Excel-документа с после<text:span text:style-name="T11">д</text:span>ующим сохранением в ИС АПП</text:p>
        </text:list-item>
        <text:list-item>
          <text:p text:style-name="P24">Сбор данных с сайтов, <text:span text:style-name="T8">содержащих вакансии и резюме (HeadHunter, Бегущая строка и т.д.)</text:span></text:p>
        </text:list-item>
        <text:list-item>
          <text:p text:style-name="P37">Размещение вакансий на сайты</text:p>
        </text:list-item>
        <text:list-item>
          <text:p text:style-name="P25">Работа с данными сотрудников организации</text:p>
          <text:p text:style-name="P25"><text:s/></text:p>
        </text:list-item>
      </text:list>
      <text:p text:style-name="P14"/>
      <text:p text:style-name="P19">Требования к функциям (задачам), выполняемым системой</text:p>
      <text:p text:style-name="P14"/>
      <text:p text:style-name="P22">Детальное описание требований к подсистемам ИС АПП должно быть представлено в документах технического проекта</text:p>
      <text:p text:style-name="P22"/>
      <text:p text:style-name="P20">Подсистема работы с данными соискателей</text:p>
      <text:p text:style-name="P53"/>
      <text:p text:style-name="P22">Подсистема должна обеспечивать выполнение следующих функций:</text:p>
      <text:p text:style-name="P22"/>
      <text:list xml:id="list4084280551447663121" text:style-name="L2">
        <text:list-item>
          <text:p text:style-name="P26">Создание анкеты соискателя</text:p>
        </text:list-item>
        <text:list-item>
          <text:p text:style-name="P26">Редактирование анкеты</text:p>
        </text:list-item>
        <text:list-item>
          <text:p text:style-name="P26">Удаление анкеты</text:p>
        </text:list-item>
        <text:list-item>
          <text:p text:style-name="P36">Ведение истории действий (например, назначение интервью и т.п.)</text:p>
        </text:list-item>
        <text:list-item>
          <text:p text:style-name="P36">Просмотр истории действий</text:p>
        </text:list-item>
      </text:list>
      <text:p text:style-name="P4"/>
      <text:p text:style-name="P14"/>
      <text:p text:style-name="P14"/>
      <text:p text:style-name="P14"/>
      <text:p text:style-name="P14"/>
      <text:p text:style-name="P14"/>
      <text:p text:style-name="P14"/>
      <text:p text:style-name="P12"/>
      <text:p text:style-name="P11">Системы по автоматизации подбора персонала</text:p>
      <text:p text:style-name="P1"/>
      <text:list xml:id="list167891767606034995" text:style-name="L3">
        <text:list-item>
          <text:p text:style-name="P27">E-staff Рекрутер <text:span text:style-name="T1">( http://www.e-staff.ru/ )</text:span></text:p>
        </text:list-item>
      </text:list>
      <text:p text:style-name="P8">Программный продукт E-staff Рекрутер предназанчен для HR-служб компаний, осуществляющих подбор сотрудников, и кадровых агентств, осуществляющий большиниство рутинных операций в рекрутинге.</text:p>
      <text:p text:style-name="P2"/>
      <text:p text:style-name="P9">Возможности программы <text:span text:style-name="T1">( </text:span><text:a xlink:type="simple" xlink:href="http://www.e-staff.ru/object.htm?eid=about" text:style-name="Internet_20_link"><text:span text:style-name="T1">http://www.e-staff.ru/object.htm?eid=about</text:span></text:a><text:span text:style-name="T1"> )</text:span>:</text:p>
      <text:p text:style-name="P10"/>
      <text:list xml:id="list4685138621233784984" text:style-name="L4">
        <text:list-item>
          <text:p text:style-name="P28">Хранение штатной структуры</text:p>
        </text:list-item>
        <text:list-item>
          <text:p text:style-name="P28">Ведени<text:span text:style-name="T1">е</text:span> учёта клиентов</text:p>
        </text:list-item>
        <text:list-item>
          <text:p text:style-name="P28">Учёт вакансий и заявок на подбор сотрудников</text:p>
        </text:list-item>
        <text:list-item>
          <text:p text:style-name="P28">Автоматическая публикация объявлений о вакансиях в Интернет</text:p>
        </text:list-item>
        <text:list-item>
          <text:p text:style-name="P28"><text:soft-page-break/>Поиск кандидатов в Интернет</text:p>
        </text:list-item>
        <text:list-item>
          <text:p text:style-name="P28">Импорт резюме кандидатов из почтовых ящиков и документов Microsoft Word и Ope<text:span text:style-name="T1">n</text:span>Office</text:p>
        </text:list-item>
        <text:list-item>
          <text:p text:style-name="P28">Работа с кандидатами</text:p>
        </text:list-item>
        <text:list-item>
          <text:p text:style-name="P28">Настраиваемый доступ для заказчика (руководителя) для просмотра кандидатов, дошедших до определённого этапа подбора, через корпративный портал</text:p>
        </text:list-item>
        <text:list-item>
          <text:p text:style-name="P28">Возможность назначения кандидатам тестирования через внешнюю систему тестирования</text:p>
        </text:list-item>
        <text:list-item>
          <text:p text:style-name="P28">Хранение полной истории по каждому кандидату, вакансии и заказчику</text:p>
        </text:list-item>
        <text:list-item>
          <text:p text:style-name="P29">Отправка резюме и типовых сообщений по настраиваемым шаблонам</text:p>
        </text:list-item>
        <text:list-item>
          <text:p text:style-name="P29">Поиск любых данных в базе как по формальным критериям, так и по произвольным словам</text:p>
        </text:list-item>
        <text:list-item>
          <text:p text:style-name="P29">Возможность работы нескольких пользователей в сети</text:p>
        </text:list-item>
        <text:list-item>
          <text:p text:style-name="P29">Получение статистики как по всей компании, так и по каждому рекруту</text:p>
        </text:list-item>
        <text:list-item>
          <text:p text:style-name="P29">Расширение базы дополнительными полями и справочниками, используемыми в компании</text:p>
        </text:list-item>
        <text:list-item>
          <text:p text:style-name="P29">Интеграция с другими программными системами</text:p>
        </text:list-item>
      </text:list>
      <text:p text:style-name="P3"/>
      <text:p text:style-name="P3">Минусы программного продукта:</text:p>
      <text:list xml:id="list6701286425115397252" text:style-name="L5">
        <text:list-item>
          <text:p text:style-name="P30">Необходимость установки программного обеспечения</text:p>
        </text:list-item>
        <text:list-item>
          <text:p text:style-name="P30">Поддержка только ОС Windows</text:p>
        </text:list-item>
        <text:list-item>
          <text:p text:style-name="P30">Наличие функций, которые не будут использованы в работе отдела</text:p>
        </text:list-item>
        <text:list-item>
          <text:p text:style-name="P32">Отсутствие необходимых функций</text:p>
        </text:list-item>
        <text:list-item>
          <text:p text:style-name="P30">Высокая цена ( http://www.e-staff.ru/object.htm?eid=price ):</text:p>
          <text:list>
            <text:list-header>
              <text:p text:style-name="P30">Покупка: </text:p>
              <text:p text:style-name="P38"><text:span text:style-name="T4">базовый Интернет-пакет (1 выбранный сайт), неограниченное число рабочих мест – </text:span><text:span text:style-name="T2"> </text:span><text:span text:style-name="T4"> 80 000 руб.</text:span></text:p>
            </text:list-header>
            <text:list-item>
              <text:p text:style-name="P30">Техническая поддержка и обновление версий: неограниченное число мест - 28 000 руб./год</text:p>
            </text:list-item>
          </text:list>
        </text:list-item>
      </text:list>
      <text:p text:style-name="P31"/>
      <text:p text:style-name="P5"/>
      <text:p text:style-name="P6"><text:a xlink:type="simple" xlink:href="http://www.mirapolis.ru/" text:style-name="Internet_20_link"><text:span text:style-name="T3">http://www.mirapolis.ru/</text:span></text:a></text:p>
      <text:p text:style-name="P6"/>
      <text:list xml:id="list5296603858500499993" text:style-name="L6">
        <text:list-item>
          <text:p text:style-name="P39"><text:span text:style-name="T5">Mirapolis RECRUIT</text:span></text:p>
        </text:list-item>
      </text:list>
      <text:p text:style-name="P33"><text:soft-page-break/></text:p>
      <text:p text:style-name="P40"><text:span text:style-name="T7">Компания “Mirapolis” </text:span><text:span text:style-name="T3">пециализируется на создании и внедрении систем комплексной автоматизации HR-процессов, а также программных продуктов для автоматизации учебных центров , управления электронным обучением, тестированием и оценкой персонала, построения </text:span><text:span text:style-name="T5">систем управления знаниями.</text:span></text:p>
      <text:p text:style-name="P40"/>
      <text:p text:style-name="P42"><text:span text:style-name="T5">В</text:span><text:span text:style-name="T3">озможности программы:</text:span></text:p>
      <text:list xml:id="list1912674537079571939" text:style-name="L7">
        <text:list-item>
          <text:p text:style-name="P34">Кросплатформенность</text:p>
        </text:list-item>
        <text:list-item>
          <text:p text:style-name="P34">Конструкторы </text:p>
          <text:list>
            <text:list-item>
              <text:p text:style-name="P34">Конструктор объектов (изменение атрибутов объекта)</text:p>
            </text:list-item>
            <text:list-item>
              <text:p text:style-name="P34">Конструктор справочников</text:p>
            </text:list-item>
            <text:list-item>
              <text:p text:style-name="P34">Конструктор списков</text:p>
            </text:list-item>
            <text:list-item>
              <text:p text:style-name="P34">Конструктор регистрационных форм</text:p>
            </text:list-item>
          </text:list>
        </text:list-item>
        <text:list-item>
          <text:p text:style-name="P34">Редактор тем интерфейса</text:p>
        </text:list-item>
        <text:list-item>
          <text:p text:style-name="P34">Конструктор фильтров</text:p>
        </text:list-item>
        <text:list-item>
          <text:p text:style-name="P34">Универсальный импорт из xls/xml</text:p>
        </text:list-item>
        <text:list-item>
          <text:p text:style-name="P34">Импорт по расписанию</text:p>
        </text:list-item>
        <text:list-item>
          <text:p text:style-name="P34">Встроено API</text:p>
        </text:list-item>
        <text:list-item>
          <text:p text:style-name="P34">Настраиваемое подключение к AD <text:s/>или другим пользовательским каталогам</text:p>
        </text:list-item>
        <text:list-item>
          <text:p text:style-name="P34">Отчётность и аналитика</text:p>
          <text:list>
            <text:list-item>
              <text:p text:style-name="P34">Визуальный конструктор отчётов</text:p>
            </text:list-item>
            <text:list-item>
              <text:p text:style-name="P34">Библиотека готовых отчётов</text:p>
            </text:list-item>
            <text:list-item>
              <text:p text:style-name="P34">Разграничение доступа к отчётам</text:p>
            </text:list-item>
            <text:list-item>
              <text:p text:style-name="P34">Предоставление сформированного отчёта в xml-, xls- или html-формате</text:p>
            </text:list-item>
            <text:list-item>
              <text:p text:style-name="P34">Формирование отчётов свободной формы и структуры</text:p>
            </text:list-item>
          </text:list>
        </text:list-item>
        <text:list-item>
          <text:p text:style-name="P43"><text:span text:style-name="T3">Безопасность и разг</text:span><text:span text:style-name="T6">раничение доступа</text:span></text:p>
          <text:list>
            <text:list-item>
              <text:p text:style-name="P35">Организация работы по защищённому протоколу;</text:p>
            </text:list-item>
            <text:list-item>
              <text:p text:style-name="P35">Разграничение доступа к объектам и функциям системы по ролям и правам;</text:p>
            </text:list-item>
            <text:list-item>
              <text:p text:style-name="P35">Ведение журнала всех действий, выполняемых в системе;</text:p>
            </text:list-item>
            <text:list-item>
              <text:p text:style-name="P35">Несколько предустановленных политик управления паролями;</text:p>
            </text:list-item>
          </text:list>
        </text:list-item>
        <text:list-item>
          <text:p text:style-name="P35"><text:soft-page-break/>Масштабирование для увеличения производительности:</text:p>
          <text:list>
            <text:list-item>
              <text:p text:style-name="P35">Установка БД и исполняемой части системы на разные физические серверы;</text:p>
            </text:list-item>
            <text:list-item>
              <text:p text:style-name="P35">Разнесение исполнения отдельных модулей и сервисов системы на разные физические серверы;</text:p>
            </text:list-item>
            <text:list-item>
              <text:p text:style-name="P35">Кластеризация системы;</text:p>
            </text:list-item>
          </text:list>
        </text:list-item>
        <text:list-item>
          <text:p text:style-name="P35">Мастабирование для снижения нагрузки на каналы связи;</text:p>
        </text:list-item>
      </text:list>
      <text:p text:style-name="P41"><text:span text:style-name="T3"><text:tab/></text:span></text:p>
      <text:p text:style-name="P45">Минусы системы:</text:p>
      <text:p text:style-name="P45"/>
      <text:list xml:id="list5777725219156158642" text:style-name="L8">
        <text:list-item>
          <text:p text:style-name="P47"><text:span text:style-name="T10">Наличие ненужных функций</text:span></text:p>
        </text:list-item>
        <text:list-item>
          <text:p text:style-name="P46">Высокая цена</text:p>
        </text:list-item>
      </text:list>
      <text:p text:style-name="P45"/>
      <text:list xml:id="list221537421853917" text:continue-numbering="true" text:style-name="L8">
        <text:list-item>
          <text:p text:style-name="P48">Lumesse TalentLink</text:p>
        </text:list-item>
      </text:list>
      <text:p text:style-name="P49">Локализованное западное «облачное» решение, позволяющее автоматизировать весь процесс подбора персонала, начиная от создания и согласования заявки на подбор, заканчивая автоматическим созданием трудового договора.</text:p>
      <text:p text:style-name="P49"/>
      <text:p text:style-name="P49">Возможности приложения:</text:p>
      <text:list xml:id="list3201168340868175765" text:style-name="L9">
        <text:list-item>
          <text:p text:style-name="P50">Доступ к данным из Мобильных приложений;</text:p>
        </text:list-item>
        <text:list-item>
          <text:p text:style-name="P50">Публикация вакансии на различных источниках;</text:p>
        </text:list-item>
        <text:list-item>
          <text:p text:style-name="P50">Работа с кандидатами:</text:p>
          <text:list>
            <text:list-item>
              <text:p text:style-name="P50">Хранение информации о кандидате</text:p>
            </text:list-item>
            <text:list-item>
              <text:p text:style-name="P50">История работы с кандидатом</text:p>
            </text:list-item>
          </text:list>
        </text:list-item>
        <text:list-item>
          <text:p text:style-name="P52"><text:span text:style-name="T11">Аналитика:</text:span></text:p>
          <text:list>
            <text:list-item>
              <text:p text:style-name="P52"><text:span text:style-name="T11">Около 40 предустановленных отчётов</text:span></text:p>
            </text:list-item>
            <text:list-item>
              <text:p text:style-name="P52"><text:span text:style-name="T11">Создание собственных отчётов</text:span></text:p>
            </text:list-item>
          </text:list>
        </text:list-item>
      </text:list>
      <text:p text:style-name="P49"/>
      <text:p text:style-name="P49">Минусы системы:</text:p>
      <text:list xml:id="list9203295702355539539" text:style-name="L10">
        <text:list-item>
          <text:p text:style-name="P51">Зависимость от Интернета;</text:p>
        </text:list-item>
        <text:list-item>
          <text:p text:style-name="P51">Вероятность несанкционированного доступа к данным соискателей</text:p>
        </text:list-item>
      </text:list>
      <text:p text:style-name="P6"><text:a xlink:type="simple" xlink:href="http://axes.pro/talentlink" text:style-name="Internet_20_link">http://axes.pro/talentlink</text:a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7T14:39:33.736031618</meta:creation-date>
    <dc:date>2015-02-28T22:15:35.823206531</dc:date>
    <meta:editing-duration>PT26M16S</meta:editing-duration>
    <meta:editing-cycles>3</meta:editing-cycles>
    <meta:generator>LibreOffice/4.2.3.3$Linux_X86_64 LibreOffice_project/420m0$Build-3</meta:generator>
    <dc:creator>eshik </dc:creator>
    <meta:document-statistic meta:table-count="0" meta:image-count="0" meta:object-count="0" meta:page-count="5" meta:paragraph-count="120" meta:word-count="743" meta:character-count="5665" meta:non-whitespace-character-count="5113"/>
  </office:meta>
</office:document-meta>
</file>